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bottom="6.00pt">
        <style:tab-stops>
          <style:tab-stop style:position="242.15pt"/>
        </style:tab-stops>
      </style:paragraph-properties>
    </style:style>
  </office:automatic-styles>
  <office:body>
    <office:text>
      <text:p text:style-name="P1"><text:span text:style-name="T1"><text:line-break/>The Haunted House on SV Road<text:line-break/><text:line-break/>SV Road was a quiet and peaceful street, lined with charming bungalows and well-manicured gardens. But amidst this serene setting stood one house that was anything but ordinary. Perched atop a hill, overlooking the neighborhood like a brooding sentinel, was a large, imposing Victorian mansion. The house had been vacant for years, shrouded in mystery and fear, as no one dared to venture near it after dark.</text:span></text:p>
      <text:p text:style-name="P1"><text:span text:style-name="T1"/></text:p>
      <text:p text:style-name="P1"><text:span text:style-name="T1">The mansion's owner, eager to rid himself of the place, was ready to sell to anyone unaware of its sinister history. Enter the Jenkins family, an ambitious American couple with dreams of turning the old mansion into a bed and breakfast. Thrilled by the opportunity to buy the property for a fraction of its value, they were blissfully ignorant of the horrors that awaited them.</text:span></text:p>
      <text:p text:style-name="P1"><text:span text:style-name="T1"/></text:p>
      <text:p text:style-name="P1"><text:span text:style-name="T1">From the moment they moved in, strange things began to happen. On the first night, Mr. Jenkins had a terrifying dream in which he saw himself savagely attacking his family, like a wild animal. The next night, they awoke to find all the doors and windows wide open, despite having locked them securely before bed. By the third night, they heard the eerie sound of a child's laughter echoing through the halls, but when they searched for the source, they found nothing.</text:span></text:p>
      <text:p text:style-name="P1"><text:span text:style-name="T1"/></text:p>
      <text:p text:style-name="P1"><text:span text:style-name="T1">Determined to rid their new home of whatever malevolent force was at play, Mr. Jenkins decided to consult a priest. But before he could act, he was disturbed by a loud, rhythmic thumping that seemed to emanate from the basement. He descended the stairs, heart pounding, only to discover something beyond comprehension</text:span><text:span text:style-name="T2">—a live, beating heart embedded in the floor. Before his eyes, the house seemed to come alive, rising on its foundations as if it had a will of its own.</text:span></text:p>
      <text:p text:style-name="P1"><text:span text:style-name="T2"/></text:p>
      <text:p text:style-name="P1"><text:span text:style-name="T2">From that moment on, the mansion became a living nightmare. Doors slammed shut without warning, the temperature would plummet to freezing levels, and objects moved as if guided by unseen hands. The Jenkins were terrified, yet they clung to their dream of turning the mansion into a thriving business, refusing to be driven out.</text:span></text:p>
      <text:p text:style-name="P1"><text:span text:style-name="T2"/></text:p>
      <text:p text:style-name="P1"><text:span text:style-name="T2">One day, while exploring the basement, they stumbled upon a hidden room that had been sealed off for years. Inside, they discovered an old journal belonging to the previous owner. The pages were filled with cryptic entries and unsettling sketches of strange symbols. As they read on, they realized the horrifying truth—the house had been built on an ancient burial ground, and the previous owner had dabbled in dark arts, awakening something evil.</text:span></text:p>
      <text:p text:style-name="P1"><text:span text:style-name="T2"/></text:p>
      <text:p text:style-name="P1"><text:span text:style-name="T2">Desperate for help, the Jenkins reached out to priests from around the world, leveraging their international connections. But their plight took a dark turn when a group of thieves, disguised as priests, arrived at their door. Unbeknownst to the Jenkins, one of these impostors was the son of the previous owner, unaware of his own dark heritage due to being orphaned at a young age.</text:span></text:p>
      <text:p text:style-name="P1"><text:span text:style-name="T2"/></text:p>
      <text:p text:style-name="P1"><text:span text:style-name="T2">The impostor lived with the Jenkins for ten days, and during this time, the spirits of the house grew increasingly restless. The mansion was home to a hundred ghosts, all bound to the cursed ground beneath it. Tragically, the impostor met his end at the hands of these vengeful spirits. But in his death, he unleashed a new horror—the merging of his soul with those of the other ghosts, creating a single, unstoppable force of malevolent energy.</text:span></text:p>
      <text:p text:style-name="P1"><text:span text:style-name="T2"/></text:p>
      <text:p text:style-name="P1"><text:span text:style-name="T2">The Jenkins soon realized they were trapped. The house, now fully awakened, was determined to keep them within its walls. Every night, they were tormented by ghostly moans and blood-curdling screams that reverberated through the very structure of the mansion. They knew they had to escape, but the malevolent force within the house had other plans.</text:span></text:p>
      <text:p text:style-name="P1"><text:span text:style-name="T2"/></text:p>
      <text:p text:style-name="P1"><text:span text:style-name="T2">One night, they were jolted awake by a deafening banging on their bedroom door. Terrified, they tried to open it, but it was stuck fast. Then, a chilling whisper called their names, followed by the sound of something heavy being dragged across the floor. Suddenly, the door burst open, and there stood a figure—the ghost of the previous owner, holding a knife with murderous intent.</text:span></text:p>
      <text:p text:style-name="P1"><text:span text:style-name="T2"/></text:p>
      <text:p text:style-name="P1"><text:span text:style-name="T2">In a panic, the Jenkins fled, but the house seemed to conspire against them. They found themselves trapped in a maze of twisting corridors and staircases that led nowhere. The ghostly laughter of the previous owner echoed through the halls, growing louder and more sinister with every step. They knew then that they were never going to escape.</text:span></text:p>
      <text:p text:style-name="P1"><text:span text:style-name="T2"/></text:p>
      <text:p text:style-name="P1"><text:span text:style-name="T2">In a final, desperate bid for freedom, the Jenkins ran from the mansion, bursting through the front doors into the night. But as they pounded on their neighbors’ doors, begging for help, they were met with silence. The truth hit them like a cold wave—the neighbors couldn’t see or hear them because they were already dead. The house had claimed them as its own.</text:span></text:p>
      <text:p text:style-name="P1"><text:span text:style-name="T2"/></text:p>
      <text:p text:style-name="P1"><text:span text:style-name="T2">The next morning, the neighbors found the Jenkins' car parked outside the mansion, but the family was nowhere to be found. The house remained vacant, a dark and foreboding presence on SV Road. It became a legend, a cautionary tale whispered by those who dared to remember. And to this day, on quiet nights, the ghostly screams of the Jenkins can still be heard echoing from the haunted house on SV Road, a chilling reminder of the price of awakening the spirits of the dead.</text:span><text:span text:style-name="T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